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075cm"/>
    </style:style>
    <style:style style:name="pr7" style:family="presentation" style:parent-style-name="Default-subtitle">
      <style:graphic-properties draw:fill-color="#ffffff" fo:min-height="12.343cm"/>
    </style:style>
    <style:style style:name="pr8" style:family="presentation" style:parent-style-name="Default-subtitle">
      <style:graphic-properties draw:fill-color="#ffffff" draw:auto-grow-height="true" fo:min-height="13.465cm"/>
    </style:style>
    <style:style style:name="pr9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24pt"/>
    </style:style>
    <style:style style:name="T2" style:family="text">
      <style:text-properties fo:font-size="24pt" fo:font-style="italic" style:font-style-asian="italic" style:font-style-complex="italic"/>
    </style:style>
    <style:style style:name="T3" style:family="text">
      <style:text-properties fo:font-size="24pt" style:text-underline-style="solid" style:text-underline-width="auto" style:text-underline-color="font-color"/>
    </style:style>
    <style:style style:name="T4" style:family="text">
      <style:text-properties fo:font-size="24pt"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33% 58%"/>
    </style:style>
    <style:style style:name="T12" style:family="text">
      <style:text-properties style:text-position="-33% 58%"/>
    </style:style>
    <style:style style:name="T13" style:family="text">
      <style:text-properties style:text-position="33% 58%" fo:font-size="2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font-name="Segoe UI4" style:font-name-asian="Segoe UI4" style:font-name-complex="Segoe UI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1" style:family="text">
      <style:text-properties style:font-name="Segoe UI2" style:font-name-asian="Segoe UI4" style:font-name-complex="Segoe UI4"/>
    </style:style>
    <style:style style:name="T22" style:family="text">
      <style:text-properties style:font-name="Segoe UI2" fo:font-style="italic" style:font-name-asian="Segoe UI4" style:font-style-asian="italic" style:font-name-complex="Segoe UI4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ie Ordnungs- bzw. Kernladungszahl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/></text:p>
            <text:p><text:span text:style-name="T1"/></text:p>
            <text:p><text:span text:style-name="T1">Die Anzahl der Protonen im Kern, daher auch der Name Kernladungszahl (weil jedes Proton einfach positiv geladen ist).</text:span></text:p>
            <text:p><text:span text:style-name="T1"/></text:p>
            <text:p><text:span text:style-name="T1">Die Ordnungszahl ist gleichwertig mit dem </text:span><text:span text:style-name="T2">Namen</text:span><text:span text:style-name="T1"> des chemischen Elements, d. h., </text:span><text:span text:style-name="T3">alle Atome mit gleicher Ordnungszahl gehören zum selben Element:</text:span></text:p>
            <text:p><text:span text:style-name="T4">Der Name eines Elements legt bereits die Ordnungszahl seiner Atome fest!</text:span></text:p>
          </draw:text-box>
        </draw:frame>
        <draw:frame draw:style-name="gr1" draw:text-style-name="P2" draw:layer="layout" svg:width="13cm" svg:height="0.869cm" svg:x="7.8cm" svg:y="19.001cm">
          <draw:text-box>
            <text:p><text:span text:style-name="T5"><text:a xlink:href="https://de.wikipedia.org/wiki/Ordnungszahl" xlink:type="simple">https://de.wikipedia.org/wiki/Ordnungs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Massen- oder Nukleonenzah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Massenzahl oder Nukleonenzahl ist die <text:span text:style-name="T6">Anzahl der Nukleonen</text:span>, also der schweren <text:span text:style-name="T7">Kernbausteine (Protonen und Neutronen) eines Atoms</text:span>, eines Nuklids.</text:p>
          </draw:text-box>
        </draw:frame>
        <draw:frame draw:style-name="gr1" draw:text-style-name="P2" draw:layer="layout" svg:width="12.5cm" svg:height="0.869cm" svg:x="8.1cm" svg:y="19cm">
          <draw:text-box>
            <text:p><text:span text:style-name="T5"><text:a xlink:href="https://de.wikipedia.org/wiki/Massenzahl" xlink:type="simple">https://de.wikipedia.org/wiki/Massen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Unterschied zwischen Atom und Nukli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tom bezeichnet das gesamte Atom, also Kern plus Elektronenhülle.</text:p>
            <text:p/>
            <text:p>Nuklid hingegen bezieht sich nur auf Eigenschaften des Atom<text:span text:style-name="T7">kerns</text:span> (von lat.: nucleus – Kern).</text:p>
          </draw:text-box>
        </draw:frame>
        <draw:frame draw:style-name="gr3" draw:layer="layout" svg:width="21cm" svg:height="1.487cm" svg:x="4.039cm" svg:y="18.94cm">
          <draw:text-box>
            <text:p text:style-name="P4"><text:span text:style-name="T5"><text:a xlink:href="https://de.wikipedia.org/wiki/Nuklid" xlink:type="simple">https://de.wikipedia.org/wiki/Nuklid</text:a></text:span></text:p>
            <text:p text:style-name="P4"><text:span text:style-name="T5"><text:a xlink:href="http://www.frag-caesar.de/lateinwoerterbuch/nucleus-uebersetzung.html" xlink:type="simple">http://www.frag-caesar.de/lateinwoerterbuch/nucleus-uebersetzung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<text:span text:style-name="T7">Isotop</text:span>?</text:p>
          </draw:text-box>
        </draw:frame>
        <draw:frame presentation:style-name="pr6" draw:text-style-name="P1" draw:layer="layout" svg:width="25.199cm" svg:height="19.075cm" svg:x="1.4cm" svg:y="1.46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sotope bezeichnet Nuklide (und Atome) mit </text:span><text:span text:style-name="T8">gleicher Protonenzahl</text:span><text:span text:style-name="T9"> (d.h. </text:span><text:span text:style-name="T10">gleicher Ordnungszahl</text:span><text:span text:style-name="T9">)</text:span></text:p>
            <text:p><text:span text:style-name="T1"/></text:p>
            <text:p><text:span text:style-name="T1"/></text:p>
            <text:p><text:span text:style-name="T1">Verschiedene Nuklide/Atome </text:span><text:span text:style-name="T2">eines Elements</text:span><text:span text:style-name="T1"> werden als Isotope bezeichnet (da sie immer die gleiche Ordnungszahl haben)</text:span></text:p>
            <text:p><text:span text:style-name="T1"/></text:p>
            <text:p><text:span text:style-name="T1"/></text:p>
            <text:p><text:span text:style-name="T1">Achtung: veraltet (aber auch heute noch) wurden als Isotope Atome mit generell unterschiedlicher Massenzahl, also nicht notwendigerweise gleicher Ordnungszahl, bezeichne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für steht die 12 bei der Bezeichnung <text:span text:style-name="T11">12</text:span>C für Kohlenstoff?</text:p>
          </draw:text-box>
        </draw:frame>
        <draw:frame presentation:style-name="pr7" draw:layer="layout" svg:width="25.199cm" svg:height="12.343cm" svg:x="1.4cm" svg:y="7.833cm" presentation:class="subtitle" presentation:user-transformed="true">
          <draw:text-box>
            <text:p>Es ist die Massen- bzw. Nukleonenzahl: </text:p>
            <text:p><text:span text:style-name="T11"/></text:p>
            <text:p><text:span text:style-name="T11">12</text:span>C bezeichnet das Isotop des Kohlenstoffs mit der Massen-/Nukleonenzahl 12.</text:p>
            <text:p/>
            <text:p/>
            <text:p/>
            <text:p>Da der Name eines Elements seine Ordnungszahl festlegt, steht so die genaue Zusammensetzung dieses Kohlenstoffatomkerns fest:</text:p>
            <text:p>Er besteht aus 6 Protonen (weil es Kohlenstoff ist) und 6 Neutronen, da die Gesamtzahl der Nukleonen 12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ntspricht der Avogadro-Zahl <text:span text:style-name="T7">N</text:span><text:span text:style-name="T12">A</text:span>?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<text:span text:style-name="T1">Die </text:span><text:span text:style-name="T3">Anzahl der Atome</text:span><text:span text:style-name="T1"> in 12 Gramm Kohlenstoff </text:span><text:span text:style-name="T13">12</text:span><text:span text:style-name="T1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vogadro-Konsta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Konstante mit dem Wert</text:p>
            <text:p/>
            <text:p/>
            <text:p/>
            <text:p>Sie gibt an, wie viele Teilchen (etwa Atome eines Elements oder Moleküle einer chemischen Verbindung) in einem Mol des jeweiligen Stoffes enthalten sind</text:p>
          </draw:text-box>
        </draw:frame>
        <draw:frame draw:style-name="gr4" draw:text-style-name="P4" draw:layer="layout" svg:width="11.114cm" svg:height="2.535cm" svg:x="8.442cm" svg:y="8.232cm">
          <text:p/>
          <draw:object xlink:href="../Avogadro-Konstante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cm" svg:height="0.869cm" svg:x="7.1cm" svg:y="19.2cm">
          <draw:text-box>
            <text:p><text:span text:style-name="T5"><text:a xlink:href="https://de.wikipedia.org/wiki/Avogadro-Konstante" xlink:type="simple">https://de.wikipedia.org/wiki/Avogadro-Konstant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toffmenge <text:span text:style-name="T7">n</text:span><text:span text:style-name="T14"> [mol]</text:span>?</text:p>
          </draw:text-box>
        </draw:frame>
        <draw:frame presentation:style-name="pr8" draw:layer="layout" svg:width="25.199cm" svg:height="13.465cm" svg:x="1.4cm" svg:y="6.272cm" presentation:class="subtitle" presentation:user-transformed="true">
          <draw:text-box>
            <text:p>Die Stoffmenge gibt <text:span text:style-name="T7">indirekt</text:span> die Teilchenzahl einer Stoffportion an.</text:p>
            <text:p>Die SI-Einheit der Stoffmenge ist das <text:span text:style-name="T15">Mol:</text:span><text:span text:style-name="T16"> </text:span></text:p>
            <text:p><text:span text:style-name="T17">n</text:span><text:span text:style-name="T16"> [mol]</text:span></text:p>
            <text:p/>
            <text:p>Die Stoffmenge hat die Dimension einer Zahl <text:span text:style-name="T7">N</text:span></text:p>
            <text:p/>
            <text:p><text:span text:style-name="T7"/></text:p>
            <text:p><text:span text:style-name="T7"/></text:p>
            <text:p><text:span text:style-name="T7">Indirekt</text:span>, weil die Stoffmenge über Kohlenstoff <text:span text:style-name="T11">12</text:span>C definiert wird:<text:line-break/></text:p>
            <text:p>Die Menge (in diesem Fall: Anzahl der Atome) 1 Mol des Kohlenstoffisotops <text:span text:style-name="T11">12</text:span>C wiegt genau 12 Gram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<text:span text:style-name="T7">Basiseinheit</text:span> der Stoffmenge.</text:p>
            <text:p>Es hat die Dimension einer Zahl <text:span text:style-name="T7">N</text:span><text:span text:style-name="T14">.</text:span></text:p>
            <text:p/>
            <text:p>Ein Mol enthält etwa 6,022 <text:span text:style-name="T18">·</text:span> 10<text:span text:style-name="T11">23</text:span> Teilchen. Diese Zahl ist so definiert, dass 12g des Kohlenstoffisotops <text:span text:style-name="T11">12</text:span>C genau einem Mol entsprec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Bezug von Stoffmenge zu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ol ist die SI-Basiseinheit der Stoffm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Atomare Masseneinheit <text:span text:style-name="T7">m</text:span><text:span text:style-name="T14"> [u]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Maßeinheit der Masse. Seine Einheit ist [u]:</text:p>
            <text:p><text:span text:style-name="T7">m</text:span> [u]</text:p>
            <text:p/>
            <text:p>1 u entspricht 1⁄12 der Masse eines isolierten Atoms des Kohlenstoff-Isotops <text:span text:style-name="T11">12</text:span>C im Grundzustand</text:p>
            <text:p/>
            <text:p>Da der Kern des <text:span text:style-name="T11">12</text:span>C-Atoms 12 Nukleonen enthält, ist die Einheit u annähernd gleich der Masse eines Nukle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Aggregatzuständ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stände eines Stoffes, die sich durch bloße Änderungen von Temperatur oder Druck ineinander umwandeln können</text:p>
          </draw:text-box>
        </draw:frame>
        <draw:frame draw:style-name="gr1" draw:text-style-name="P2" draw:layer="layout" svg:width="14cm" svg:height="0.869cm" svg:x="7.6cm" svg:y="18.3cm">
          <draw:text-box>
            <text:p><text:span text:style-name="T5"><text:a xlink:href="https://de.wikipedia.org/wiki/Aggregatzustand" xlink:type="simple">https://de.wikipedia.org/wiki/Aggregatzustand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klassischen Aggregatzustände?</text:p>
          </draw:text-box>
        </draw:frame>
        <draw:frame presentation:style-name="pr2" draw:text-style-name="P5" draw:layer="layout" svg:width="25.199cm" svg:height="12.18cm" svg:x="1.4cm" svg:y="4.914cm" presentation:class="subtitle">
          <draw:text-box>
            <text:list text:style-name="L1">
              <text:list-item>
                <text:p text:style-name="P5">fest</text:p>
              </text:list-item>
              <text:list-item>
                <text:p text:style-name="P5">flüssig</text:p>
              </text:list-item>
              <text:list-item>
                <text:p text:style-name="P5">gasförm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Zustände außer den drei klassi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Ja, z.B. das Plasma wird in der Physik oft als "vierter Aggregatzustand" bezeichnet, da es natürlich und sogar besonders häufig vorkommt</text:p>
            <text:p/>
            <text:p/>
            <text:p>Ein weiterer ist bspw. das Bose-Einstein-Kondensat. Es gibt eine Reihe von, oft extremen, zusätzlichen Zuständen in der Physik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lasma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/>Ein Teilchengemisch auf atomar-molekularer Ebene, dessen Bestandteile teilweise oder vollständig in Ionen und Elektronen „aufgeteilt“ sind: sie liegen in <text:span text:style-name="T7">ionisierter</text:span> Form vor.</text:p>
            <text:p/>
            <text:p>Insbesondere enthält ein Plasma daher freie Ladungsträger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erden die Aggregatzustände unterschie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ihre physikalisch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Festkörper?</text:p>
          </draw:text-box>
        </draw:frame>
        <draw:frame presentation:style-name="pr9" draw:layer="layout" svg:width="25.199cm" svg:height="12.18cm" svg:x="1.4cm" svg:y="4.914cm" presentation:class="subtitle">
          <draw:text-box>
            <text:p>Festkörper bestehen aus Atomen, die starr miteinander verbunden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estkörper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estkörper sind bestrebt nach einer Verformung ihre ursprüngliche Form wieder anzunehmen. sobald die verformende Kraft nicht mehr wirkt – sie sind elastisch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<text:span text:style-name="T7">elastisch</text:span> in der Physik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lastizität ist die Eigenschaft eines Körpers oder Werkstoffes, unter Krafteinwirkung seine Form zu verändern und bei Wegfall der einwirkenden Kraft in die Ursprungsform zurückzukehren</text:p>
            <text:p/>
            <text:p/>
            <text:p/>
          </draw:text-box>
        </draw:frame>
        <draw:frame draw:style-name="gr5" draw:text-style-name="P6" draw:layer="layout" svg:width="15.5cm" svg:height="0.869cm" svg:x="6.6cm" svg:y="19cm">
          <draw:text-box>
            <text:p text:style-name="P6"><text:span text:style-name="T5"><text:a xlink:href="https://de.wikipedia.org/wiki/Elastizität_(Physik" xlink:type="simple">https://de.wikipedia.org/wiki/Elastizität_(Physik</text:a></text:span><text:span text:style-name="T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Fluide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ie Bezeichnung Fluide umfasst <text:span text:style-name="T19">Gase</text:span> und <text:span text:style-name="T19">Flüssigkei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luide aus?</text:p>
          </draw:text-box>
        </draw:frame>
        <draw:frame presentation:style-name="pr5" draw:text-style-name="P1" draw:layer="layout" svg:width="25.199cm" svg:height="12.18cm" svg:x="1.4cm" svg:y="4.914cm" presentation:class="subtitle">
          <draw:text-box>
            <text:p>Fluide zeigen keine Tendenz, nach einer Verformung</text:p>
            <text:p>in ihre Ausgangsform zurückzukehren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Hauptunterschied zwischen Flüssigkeiten und Gas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hre unterschiedliche Kompressibilität:<text:line-break/></text:p>
            <text:p>Gase können leicht komprimiert werden, Flüssigkeiten sind hingegen nahezu inkompressibel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er Begriff "condensed matter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kompressible Materialien, also Flüssigkeiten und Feststoffe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(mechanische) Spannung?</text:p>
          </draw:text-box>
        </draw:frame>
        <draw:frame presentation:style-name="pr9" draw:layer="layout" svg:width="25.199cm" svg:height="12.18cm" svg:x="1.4cm" svg:y="4.914cm" presentation:class="subtitle" presentation:user-transformed="true">
          <draw:text-box>
            <text:p>Spannung ist ein Maß für die Kraft, die ein Material verformt.</text:p>
            <text:p/>
            <text:p/>
            <text:p/>
            <text:p><text:span text:style-name="T7">F</text:span> ist die verformende Kraft, <text:span text:style-name="T7">A</text:span> die Fläche, auf welche die Kraft wirkt; "<text:span text:style-name="T14">N"</text:span> deutet an, dass eine <text:span text:style-name="T7">Normalkraft</text:span> (lotrecht auf die Fläche wirkend) gemeint ist</text:p>
          </draw:text-box>
        </draw:frame>
        <draw:frame draw:style-name="gr4" draw:text-style-name="P4" draw:layer="layout" svg:width="3.522cm" svg:height="2.535cm" svg:x="12.238cm" svg:y="8.632cm">
          <text:p/>
          <draw:object xlink:href="../mechanische%20Spann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hnung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hnung ist ein (dimensionsloses) Maß dafür, wie sehr sich ein Objekt unter dem Einfluss einer Spannung verformt:</text:p>
          </draw:text-box>
        </draw:frame>
        <draw:frame draw:style-name="gr4" draw:text-style-name="P4" draw:layer="layout" svg:width="3.799cm" svg:height="2.798cm" svg:x="12.1cm" svg:y="13.1cm">
          <text:p/>
          <draw:object xlink:href="../Dehn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Material elas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Dehnung <text:span text:style-name="T7">proportional</text:span> zur Spannung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Elastizitätsmodu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Verhältnis von Spannung zu Dehnung im linearen Elastizitätsbereich (<text:span text:style-name="T7">Hookesche Gerade</text:span>):</text:p>
          </draw:text-box>
        </draw:frame>
        <draw:frame draw:style-name="gr4" draw:text-style-name="P4" draw:layer="layout" svg:width="3.423cm" svg:height="1.346cm" svg:x="12.288cm" svg:y="13.826cm">
          <text:p/>
          <draw:object xlink:href="../Elastizitätsmodul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Schubspann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chubspannungen wirken tangential zur Fläche, stellen also eine Belastung auf Scherung dar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chubmodul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Materialeigenschaft, die Information über den Scherungswinkel <text:span text:style-name="T20">φ</text:span><text:span text:style-name="T21"> als Funktion der angewendeten Kraft </text:span><text:span text:style-name="T22">F</text:span><text:span text:style-name="T21"> und der Querschnittsfläche </text:span><text:span text:style-name="T22">A</text:span><text:span text:style-name="T21"> angibt</text:span></text:p>
          </draw:text-box>
        </draw:frame>
        <draw:frame draw:style-name="gr4" draw:text-style-name="P4" draw:layer="layout" svg:width="7.615cm" svg:height="2.1cm" svg:x="10.192cm" svg:y="15.449cm">
          <text:p/>
          <draw:object xlink:href="../Schubmodu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Kraft pro Fläche (ein Spezialfall der mech. Spannung!)</text:p>
          </draw:text-box>
        </draw:frame>
        <draw:frame draw:style-name="gr4" draw:text-style-name="P4" draw:layer="layout" svg:width="3.308cm" svg:height="2.535cm" svg:x="12.345cm" svg:y="12.232cm">
          <text:p/>
          <draw:object xlink:href="../Druck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I-Einheit des Druck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ascal:</text:p>
            <text:p/>
            <text:p/>
          </draw:text-box>
        </draw:frame>
        <draw:frame draw:style-name="gr4" draw:text-style-name="P4" draw:layer="layout" svg:width="8.158cm" svg:height="2.751cm" svg:x="9.92cm" svg:y="11.124cm">
          <text:p/>
          <draw:object xlink:href="../SI-Einheit%20des%20Drucks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Kompressionsmodu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Materialeigenschaft, die Information über die Volumenänderung <text:span text:style-name="T21">als Funktion der Druckdifferenz </text:span><text:span text:style-name="T18">Δ</text:span><text:span text:style-name="T22">p</text:span><text:span text:style-name="T21"> angibt</text:span></text:p>
          </draw:text-box>
        </draw:frame>
        <draw:frame draw:style-name="gr4" draw:text-style-name="P4" draw:layer="layout" svg:width="10.555cm" svg:height="3.774cm" svg:x="8.722cm" svg:y="13.612cm">
          <text:p/>
          <draw:object xlink:href="../Kompressionsmodul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2M35S</meta:editing-duration>
    <meta:editing-cycles>10</meta:editing-cycles>
    <meta:generator>LibreOffice/4.3.4.1$Windows_x86 LibreOffice_project/bc356b2f991740509f321d70e4512a6a54c5f243</meta:generator>
    <dc:date>2015-03-16T14:20:04.032000000</dc:date>
    <meta:document-statistic meta:object-count="175"/>
  </office:meta>
</office:document-meta>
</file>